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SignerCondition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undleSignerCondition.getCondition( Bundle bundle , ConditionInfo 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undleSignerCondition.BundleSigner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